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5" style:family="table-cell" style:parent-style-name="Default" style:data-style-name="N100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5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14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10pt" style:font-size-asian="10pt" style:font-size-complex="10pt"/>
      <style:map style:condition="is-true-formula([.$B1]=&quot;Verified&quot;)" style:apply-style-name="Verified" style:base-cell-address="NES.A1"/>
    </style:style>
    <style:style style:name="ce16" style:family="table-cell" style:parent-style-name="Default" style:data-style-name="N84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1"/>
        <table:table-column table:style-name="co1" table:number-columns-repeated="1017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Emu</text:p>
          </table:table-cell>
          <table:table-cell table:style-name="ce5" office:value-type="string" calcext:value-type="string">
            <text:p>Last Attempt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8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enemies clearly are non-deterministic (RNG proven to use some or all uninitialized RA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It’s guantlet! Desyncs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office:value-type="string" calcext:value-type="string">
            <text:p>Desyncs consistently, ball moves too far to the left and falls off the platform on first leve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/>
          <table:table-cell office:value-type="string" calcext:value-type="string">
            <text:p>Bizha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Bootleg, not compatible on N8 Everdr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6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ke Tyson’s Punch-Out!!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3-2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 table:number-columns-repeated="3"/>
          <table:table-cell office:value-type="string" calcext:value-type="string">
            <text:p>Multi-game 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table:number-columns-repeated="2"/>
          <table:table-cell office:value-type="string" calcext:value-type="string">
            <text:p>Also has 2 other catego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7-21</text:p>
          </table:table-cell>
          <table:table-cell office:value-type="string" calcext:value-type="string">
            <text:p>Desyncs on Woodman stage, first screen transition gl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office:value-type="string" calcext:value-type="string">
            <text:p>Previously verified but lacked video evidence until n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5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95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Requires cartridge in order to start playback without resetting (might be able to start from everdrive menu if proper inputs prepen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. The game initializes its own RAM during the 3rd/4th lag frame. Possible emulator inaccuracy causing different game behavio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Great Waldo Sear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9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1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ifferent RNG, but consist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ydli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3</text:p>
          </table:table-cell>
          <table:table-cell table:style-name="ce16" office:value-type="string" calcext:value-type="string">
            <text:p>(start from everdrive, requires START + 17 blank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player goes diving the enemies are consisten, but not in the same positions as the encoded video. (+1/+2 frame doesn’t change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nball Ques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talking with the ghost. Ball is hit into the left tree and then drai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ni Put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mmediately. Might be wrong ROM or needs blank fram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at first significant screen gl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warpless</text:p>
          </table:table-cell>
          <table:table-cell/>
          <table:table-cell office:value-type="string" calcext:value-type="string">
            <text:p>2021-03-29</text:p>
          </table:table-cell>
          <table:table-cell office:value-type="string" calcext:value-type="string">
            <text:p>Required ViGreyTech’s fixed dump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8:52 in encoded video. Menu option should be right to “Transfer” but doesn’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warpless</text:p>
          </table:table-cell>
          <table:table-cell/>
          <table:table-cell office:value-type="string" calcext:value-type="string">
            <text:p>2021-06-28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2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uperb Joe mode</text:p>
          </table:table-cell>
          <table:table-cell table:number-columns-repeated="2"/>
          <table:table-cell office:value-type="string" calcext:value-type="string">
            <text:p>Desyncs semi-consistent. If it reaches first level, it desyncs exactly like “New PPU” m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treeeeemerz mode</text:p>
          </table:table-cell>
          <table:table-cell table:number-columns-repeated="2"/>
          <table:table-cell office:value-type="string" calcext:value-type="string">
            <text:p>Desyncs consistently. Either selects wrong options if SRAM isn’t clear. Or desyncs at 2:35 (encode time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0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Cit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immick!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 consistently, at about 11:23 (encode time), boss rains down lightning instead of a purple ball. <text:s/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pause glitch</text:p>
          </table:table-cell>
          <table:table-cell table:number-columns-repeated="2"/>
          <table:table-cell office:value-type="string" calcext:value-type="string">
            <text:p>Desyncs consistently, at frame #8507. <text:a xlink:href="https://ptb.discord.com/channels/280806848909541376/799578989965737994/826928472072650762" xlink:type="simple">https://ptb.discord.com/channels/280806848909541376/799578989965737994/82692847207265076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aiyuuki World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0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akeshi no Chousenjou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 2</text:p>
          </table:table-cell>
          <table:table-cell office:value-type="string" calcext:value-type="string">
            <text:p>2 players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22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40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1 player</text:p>
          </table:table-cell>
          <table:table-cell table:number-columns-repeated="2"/>
          <table:table-cell office:value-type="string" calcext:value-type="string">
            <text:p>Desyncs consistently, at 1:02 (encode time) due to being damag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after main menu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Tom Sawy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semi-consistently. Bats during 5:57 to 6:12 drop down at random. It may sync if it can get past these bats, after enough tries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ald Lan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 (start from everdrive, requires START + 64 blanks) Requested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zza Pop!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44 (encode time), player gets hit by second cat and injured instead of the player hitting the cat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6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ower Punch 2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April Fool’s submi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hack’n Pop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22 (encode time), the purple enemy consistently moves up into the player on console, instead of turning lef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3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66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unch-Out!! No TK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I: The Ancient Ship of Doom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31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 and special dump scri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EarthBound Beginnings (Mother)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. Request by ViGreyTe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19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White Mage</text:p>
          </table:table-cell>
          <table:table-cell table:number-columns-repeated="2"/>
          <table:table-cell office:value-type="string" calcext:value-type="string">
            <text:p>Desyncs consistently, at 0:54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8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Kiwi Kraze - A Bird-Brained Adventure!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</text:p>
          </table:table-cell>
          <table:table-cell office:value-type="string" calcext:value-type="string">
            <text:p>1 player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4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at 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ragon Warrior 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aEagh3u7G40" xlink:type="simple">https://www.youtube.com/watch?v=aEagh3u7G40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50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’s Quest V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0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Quest of the Avata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rystali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item glitch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 on emul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8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agon Warrior IV</text:p>
          </table:table-cell>
          <table:table-cell office:value-type="string" calcext:value-type="string">
            <text:p>any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2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ard Relay Mari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0</text:p>
          </table:table-cell>
          <table:table-cell table:style-name="ce16"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ll level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1 player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arnov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d Icar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hadow of the Ninja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 consistently, enemies are not in the expected location,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5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 Kong 2: Ikari no Megaton Pun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minimum A presse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55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On hold. Requires resets! <text:s/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5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SSASSA+TEYIUT+AISSON</text:p>
          </table:table-cell>
          <table:table-cell office:value-type="string" calcext:value-type="string">
            <text:p>Warp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Karate K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reverified, however this one desyncs consistently at beginning of second figh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4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ush’n Attac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06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7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isney’s The Little Merma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5JhLvHEi9Ys" xlink:type="simple">https://www.youtube.com/watch?v=5JhLvHEi9Ys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2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5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in emulator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 Week of Gar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on console and emulator (using New PPU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I: Legacy of Llylgamy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. Reset vector different from power-on; will need to test from power-on instea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Pitf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office:value-type="string" calcext:value-type="string">
            <text:p>Desyncs. Probably uninitialized RAM iss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5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ockman 2 (Mega Man 2)</text:p>
          </table:table-cell>
          <table:table-cell office:value-type="string" calcext:value-type="string">
            <text:p>zi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12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ittle Nemo: The Dream 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. Appears to be uninitialized RAM seeding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5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 consistently, at about 1:36 of encod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60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astlevania III: Dracula’s Curse</text:p>
          </table:table-cell>
          <table:table-cell office:value-type="string" calcext:value-type="string">
            <text:p>Sypha path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Will likely desync due to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3-D Battles of WorldRunn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 consistently, at about 1:15 of encode. 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6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Krion Conque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Will likely desync due to R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0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ho Framed Roger Rabbi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Desyncs, likely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Galf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uts &amp; Mil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0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ockin’ Kat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within the first 5 seconds of gamepl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5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etal Forc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7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Lolo 3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at frame #1713, about 0:30 (encode tim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man: Return of the Jok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 consistently, at 0:25 (encode tim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ble Adventur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Desyncs, inconsistent animals. Proven: this game seeds RNG with uninitialized 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7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rack &amp; 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06</text:p>
          </table:table-cell>
          <table:table-cell office:value-type="string" calcext:value-type="string">
            <text:p>Resync required, simply add one extra ‘R’ press after the last input. Desyncs with new PPU/RNG without the resync. Also needs second input displ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s of Lol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ung F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4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s of Lolo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Exod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ugs Bunny Birthday Blowou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weet Hom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Desyncs almost immediately; appears consist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0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uble Moon Densets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Desyncs consistently, at around 5-6 minutes. PPU inaccuracy may be the cau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smo Police: Galiva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yncs consistently in emulator, when using New PPU. (Random Init RAM doesn’t appear to affect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low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Desyncs, inconsistently on both console and in emulator (with Random Init RAM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7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wn Adventure Z</text:p>
          </table:table-cell>
          <table:table-cell office:value-type="string" calcext:value-type="string">
            <text:p>save glitch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 Island I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5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reasure 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Unable to test. SRAM must be specific value, not all zeros or all ones. TAS might be resync-able by using a reset in the main men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2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dventure Island I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8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Donkey Kong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mes Bond Jr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, inconsistently. Probably requires initial RAM to be s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ou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consistently, immediately after start menu passes. Game pauses despite no second start inpu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ron Tank: The Invasion of Normand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pider-Man: Return of the Sinister Six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kate or Die 2: The Search for Double Troubl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 consistently, when entering the sew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Desyncs consistently. Emulator with New PPU shows very different lag frames, desyncing the ta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1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onk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2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Yo! No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6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ngen Tetris</text:p>
          </table:table-cell>
          <table:table-cell office:value-type="string" calcext:value-type="string">
            <text:p>Cooperative, 30 lines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2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ngen Tetris</text:p>
          </table:table-cell>
          <table:table-cell office:value-type="string" calcext:value-type="string">
            <text:p>30 lines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5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iny Toon Adventur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ittle Red Hoo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 Possibly RNG affecting enemies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71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nja Crusad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Movie file contains fourscore, need to check if this is a mistake or inten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6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Quart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 Block pieces are different each attempt. RAM tests in FCEUX don’t appear to make any differen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nake Rattle N Roll</text:p>
          </table:table-cell>
          <table:table-cell office:value-type="string" calcext:value-type="string">
            <text:p>warpless, 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 consistently, at 1:14 (encode time), player doesn’t move far enough to the left to hit the bel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nake Rattle N Roll</text:p>
          </table:table-cell>
          <table:table-cell office:value-type="string" calcext:value-type="string">
            <text:p>warpless, 1 player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remlins 2: The New Bat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inconsistently. Enemies are in different starting locations each attem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esame Street Countdow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ttack of the Killer Tomato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appears to be inconsistent, tomatoes may start in different locatio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4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Aladdi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Unable to sync in emulator, despite matching ROM hash and using Dendy as instructed by publication (also tried NTSC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 consistently, at 0:06 (encode time), enemy is in the wrong location, coming into contact with play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77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Chessmast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Rejected for stupid reason by Nach, despite 46 yes votes). Desyncs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5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attro Adventure: Super Robin Hoo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Unable to locate matching R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8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uattro Adventure: Boomerang K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Unable to locate matching R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Quattro Adventure: Treasure Island Dizzy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0</text:p>
          </table:table-cell>
          <table:table-cell office:value-type="string" calcext:value-type="string">
            <text:p>Desyncs, reason unknown. Not sure when to start the playback either (game select menu vs after selection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05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izzy the Adventur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5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niac Mansi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3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io Bros.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6</text:p>
          </table:table-cell>
          <table:table-cell office:value-type="string" calcext:value-type="string">
            <text:p>Desyncs 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7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ygar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1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ble Buff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6</text:p>
          </table:table-cell>
          <table:table-cell office:value-type="string" calcext:value-type="string">
            <text:p>Desyncs consistently, first spin is always 3, then 1, whereas the first should be 10. Resync used, given by Spikestu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urgerTim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6</text:p>
          </table:table-cell>
          <table:table-cell office:value-type="string" calcext:value-type="string">
            <text:p>Desyncs, inconsistently. Polling times don’t align with typical frame timing (16.66ms). Not DPCM glitch. Polls are unevenly spac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9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ction 52: The Cheetahme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Unable to run on Everdrive N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izards &amp; Warriors III: Kuros: Visions of Pow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54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all levels?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 semi-inconsistently. Initialized RAM might be a factor, or issues that still exist in Bizhawk 2.6.2 (in NESHawk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io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, and also has horribly messed up textures on console (could be incompatibility with everdr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here’s Waldo?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28</text:p>
          </table:table-cell>
          <table:table-cell office:value-type="string" calcext:value-type="string">
            <text:p>Desyncs consistently, immediately when starting the first leve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51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Wit.ne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4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Urban Champi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, possibly missing input? PPU mayb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7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zardry: Proving Grounds of the Mad Overlor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Unable to run, reset vector different than boot. Must attempt from everdrive menu instea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7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Vegas Dream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RNG appears differently, likely requires initializing RA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59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urassic Park: The Lost Wor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6-30</text:p>
          </table:table-cell>
          <table:table-cell office:value-type="string" calcext:value-type="string">
            <text:p>Desyncs in emulator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7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 3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Enemies appear to be rando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ungeon Magic: Sword of the Element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7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escue: The Embassy Missi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3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efender of the Crow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3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Arabi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Sometimes can’t get past main menu. When it can, then enemies are in the wa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Yie Ar Kung-F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. Can’t get past first figh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3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ormation Z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. First two flying enemies fly into player, killing the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58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lien 3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inconsistently. Enemies appear to be rando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0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ega Man 2 (Rockman 2)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7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7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ario’s Time Machin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8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4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Spike V’Ball</text:p>
          </table:table-cell>
          <table:table-cell office:value-type="string" calcext:value-type="string">
            <text:p>World Cup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8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0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ai Wai Wor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8-08</text:p>
          </table:table-cell>
          <table:table-cell office:value-type="string" calcext:value-type="string">
            <text:p>Desyncs (maybe random monsters?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stro Robo Sasa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8-08</text:p>
          </table:table-cell>
          <table:table-cell office:value-type="string" calcext:value-type="string">
            <text:p>Desyncs consistently, unknown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8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Adventures of Captain Comic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8-08</text:p>
          </table:table-cell>
          <table:table-cell table:number-columns-repeated="1018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S.A1:NES.G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G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G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G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G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G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  <table:database-ranges>
        <table:database-range table:name="__Anonymous_Sheet_DB__0" table:target-range-address="NES.A1:NES.G19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ified" style:family="table-cell" style:parent-style-name="Default">
      <style:table-cell-properties fo:background-color="#8aff95" style:diagonal-bl-tr="none" style:diagonal-tl-br="none"/>
      <style:text-properties fo:color="#000000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3:13:56.346148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8-08T22:14:00.771046051</dc:date>
    <meta:editing-duration>P13DT12H34M35S</meta:editing-duration>
    <meta:editing-cycles>209</meta:editing-cycles>
    <meta:generator>LibreOffice/6.4.7.2$Linux_X86_64 LibreOffice_project/40$Build-2</meta:generator>
    <meta:document-statistic meta:table-count="1" meta:cell-count="1168" meta:object-count="0"/>
  </office:meta>
</office:document-meta>
</file>